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39f6b" officeooo:paragraph-rsid="00039f6b" style:font-size-asian="16pt" style:font-size-complex="16pt"/>
    </style:style>
    <style:style style:name="P2" style:family="paragraph" style:parent-style-name="Standard">
      <style:text-properties fo:font-size="11pt" officeooo:rsid="00039f6b" officeooo:paragraph-rsid="00039f6b" style:font-size-asian="11pt" style:font-size-complex="11pt"/>
    </style:style>
    <style:style style:name="P3" style:family="paragraph" style:parent-style-name="Standard">
      <style:text-properties fo:font-size="11pt" officeooo:rsid="0009005c" officeooo:paragraph-rsid="0009005c" style:font-size-asian="11pt" style:font-size-complex="11pt"/>
    </style:style>
    <style:style style:name="P4" style:family="paragraph" style:parent-style-name="Standard">
      <style:text-properties fo:font-size="11pt" style:text-underline-style="solid" style:text-underline-width="auto" style:text-underline-color="font-color" officeooo:rsid="00039f6b" officeooo:paragraph-rsid="00039f6b" style:font-size-asian="11pt" style:font-size-complex="11pt"/>
    </style:style>
    <style:style style:name="P5" style:family="paragraph" style:parent-style-name="Standard">
      <style:text-properties fo:font-size="11pt" style:text-underline-style="solid" style:text-underline-width="auto" style:text-underline-color="font-color" officeooo:rsid="0007c58a" officeooo:paragraph-rsid="0007c58a" style:font-size-asian="11pt" style:font-size-complex="11pt"/>
    </style:style>
    <style:style style:name="P6" style:family="paragraph" style:parent-style-name="Standard">
      <style:text-properties fo:font-size="11pt" style:text-underline-style="none" officeooo:rsid="00039f6b" officeooo:paragraph-rsid="00039f6b" style:font-size-asian="11pt" style:font-size-complex="11pt"/>
    </style:style>
    <style:style style:name="P7" style:family="paragraph" style:parent-style-name="Standard" style:list-style-name="L1">
      <style:text-properties fo:font-size="11pt" style:text-underline-style="none" officeooo:rsid="0005d12a" officeooo:paragraph-rsid="0005d12a" style:font-size-asian="11pt" style:font-size-complex="11pt"/>
    </style:style>
    <style:style style:name="P8" style:family="paragraph" style:parent-style-name="Standard" style:list-style-name="L1">
      <style:text-properties fo:font-size="11pt" style:text-underline-style="none" officeooo:rsid="00062ddf" officeooo:paragraph-rsid="00062ddf" style:font-size-asian="11pt" style:font-size-complex="11pt"/>
    </style:style>
    <style:style style:name="P9" style:family="paragraph" style:parent-style-name="Standard" style:list-style-name="L1">
      <style:text-properties fo:font-size="11pt" style:text-underline-style="none" officeooo:rsid="00062ddf" officeooo:paragraph-rsid="0006480c" style:font-size-asian="11pt" style:font-size-complex="11pt"/>
    </style:style>
    <style:style style:name="P10" style:family="paragraph" style:parent-style-name="Standard" style:list-style-name="L1">
      <style:text-properties fo:font-size="11pt" style:text-underline-style="none" officeooo:rsid="000661e7" officeooo:paragraph-rsid="000661e7" style:font-size-asian="11pt" style:font-size-complex="11pt"/>
    </style:style>
    <style:style style:name="T1" style:family="text">
      <style:text-properties officeooo:rsid="0005d12a"/>
    </style:style>
    <style:style style:name="T2" style:family="text">
      <style:text-properties officeooo:rsid="00062ddf"/>
    </style:style>
    <style:style style:name="T3" style:family="text">
      <style:text-properties officeooo:rsid="0006480c"/>
    </style:style>
    <style:style style:name="T4" style:family="text">
      <style:text-properties officeooo:rsid="0007c58a"/>
    </style:style>
    <style:style style:name="T5" style:family="text">
      <style:text-properties officeooo:rsid="0008a2c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 project Summary – Jacob Eller <text:s/>&amp; Joseph Duque Lopez</text:p>
      <text:p text:style-name="P2">We initially decided we would divide the workload as follows:</text:p>
      <text:p text:style-name="P2">Jacob: Gauss-Seidel solver.</text:p>
      <text:p text:style-name="P2">Joseph: Particle Mover and NetCDF output.</text:p>
      <text:p text:style-name="P2">Jacob &amp; Joseph: NetCDF input and visualization.</text:p>
      <text:p text:style-name="P2">We divided the work in this way due to code for the Gauss-Seidel solver being slightly longer than the Particle mover, and us having a good starting point for the netCDF output from assignment 3. We worked together on the final plot as we felt this process would be much faster if one person searched for relevant documentation, whilst the other person coded.</text:p>
      <text:p text:style-name="P4">Gauss-Seidel</text:p>
      <text:p text:style-name="P6">The code for the Gauss-Seidel solver <text:span text:style-name="T1">can be broken up into several sections </text:span><text:span text:style-name="T2">(with corresponding subroutines)</text:span><text:span text:style-name="T1">, following on from one another:</text:span></text:p>
      <text:list xml:id="list3216492871" text:style-name="L1">
        <text:list-item>
          <text:p text:style-name="P7">Reading in values for ‘Nx’, ‘Ny’ and ‘rho’, which specify the x and y dimensions of the grid, and also the density field that<text:span text:style-name="T5"> maps to the grid.</text:span>. There are several check<text:span text:style-name="T4">s </text:span>to ensure the correct types and kinds are passed, and also ensuring that a valid string is passed as ‘rho’. <text:span text:style-name="T2">If there are any issues, the code is aborted and relevant error messages are printed.</text:span></text:p>
        </text:list-item>
        <text:list-item>
          <text:p text:style-name="P8">Based on the density field specified by ‘rho’, a subroutine is called to generate the ‘rho_grid’ which represents the values of density at coordinates corresponding to the centres of all grid points.</text:p>
        </text:list-item>
        <text:list-item>
          <text:p text:style-name="P9">Using the elements of the ‘rho_grid’ as inputs, the ‘phi_grid’ was generated. <text:span text:style-name="T3">I used a grid filled with 1’s, rather than zeros as I suspected this would allow for faster convergence. </text:span>Initially I had issues generating a ‘phi_grid’ that satisfied the convergence criteria outlined in the brief. I soon discovered the issue stemmed from the relevant ‘DO WHILE’ loop only lasting for one iteration <text:span text:style-name="T3">as a result of</text:span> <text:span text:style-name="T3">drms being -0, which occurred because the calculation of drms for the first iteration involved taking the square root of a negative number. I managed to fix this issue by carrying out an initial calculation of phi_grid values before the ‘DO WHILE’ loop, and using ABS() to ensure the ‘phi_grid’ entered the loop with negative values for </text:span><text:span text:style-name="T4">all its </text:span><text:span text:style-name="T3">elements. I checked for multiple grid sizes </text:span><text:span text:style-name="T4">for all</text:span><text:span text:style-name="T3"> three density fields that the loop was ending due to convergence criteria being met, and not because the drms was equal to -0.</text:span></text:p>
        </text:list-item>
        <text:list-item>
          <text:p text:style-name="P10">Using the central differences formula, approximations of the gradients of phi in the x and y dimensions were calculated at each grid point.</text:p>
        </text:list-item>
      </text:list>
      <text:p text:style-name="P5">Particle Mover</text:p>
      <text:p text:style-name="P3">The code for the Verlet algorithm was straightforward to implement, with two subroutines introduced to streamline the main program:</text:p>
      <text:p text:style-name="P3"><text:s text:c="7"/>1) <text:s/>A subroutine was implemented to convert a particle’s position into indices corresponding <text:tab/>to its position in the discretised grid defined by x_array and y_array. These indices were then <text:tab/>used to access the corresponding values of the electric field’s x and y components.</text:p>
      <text:p text:style-name="P3">2) <text:s/>A subroutine to implement the Verlet algorithm as defined in the specification. This <text:tab/>subroutine advances the particle’s position, velocity and acceleration by one timestep. The <text:tab/>subroutine is then called over a loop to iterate for the 1000 iterations specified.</text:p>
      <text:p text:style-name="P3"/>
      <text:p text:style-name="P3">I also included a netcdf writer code which outputted the arrays requested to .nc file. This writer code specified the dimensions of all the relevant arrays and also included some extra metadata via a derived type. </text:p>
      <text:p text:style-name="P3">Two compile scripts were produced for the code: compile-particle-mover.sh simply compiled for a specific input of Nx, Ny and the rho initialisation. Then, general-compile.sh was a bit more complex, by being able to receive command line arguments and use these at compile time. Although not requested this was done for ease of compile when checking the results for the rho=double initialisation.</text:p>
      <text:p text:style-name="P3"/>
      <text:p text:style-name="P3">Finally, the visualisation was implemented by using imshow() to produce a pseudocolor plot of the Ex array, and a scatter plot of the positions of the particle along the iterations. Because of the way we indexed our arrays in the fortran code (Ny, Nx), so that the rows corresponded to the y-axis and the columns to the x-axis, our pseudocolor plots were transposed compared to the expected results. This was easily fixed by transposing back to the expected shape of the plots as shown in the specification.</text:p>
      <text:p text:style-name="P3"/>
      <text:p text:style-name="P3">Our collaboration can be viewed at the following GitHub link: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5:22:42.144762806</meta:creation-date>
    <dc:date>2023-01-20T01:43:49.535546054</dc:date>
    <meta:editing-duration>PT9M9S</meta:editing-duration>
    <meta:editing-cycles>5</meta:editing-cycles>
    <meta:generator>LibreOffice/7.3.7.2$Linux_X86_64 LibreOffice_project/30$Build-2</meta:generator>
    <meta:document-statistic meta:table-count="0" meta:image-count="0" meta:object-count="0" meta:page-count="1" meta:paragraph-count="20" meta:word-count="703" meta:character-count="4254" meta:non-whitespace-character-count="3557"/>
  </office:meta>
</office:document-meta>
</file>